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81in" table:align="right"/>
    </style:style>
    <style:style style:name="Table1.A" style:family="table-column">
      <style:table-column-properties style:column-width="2.2479in"/>
    </style:style>
    <style:style style:name="Table1.B" style:family="table-column">
      <style:table-column-properties style:column-width="2.3118in"/>
    </style:style>
    <style:style style:name="Table1.C" style:family="table-column">
      <style:table-column-properties style:column-width="2.3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1618in"/>
    </style:style>
    <style:style style:name="P1" style:family="paragraph" style:parent-style-name="Table_20_Contents">
      <style:text-properties officeooo:rsid="00156df7" officeooo:paragraph-rsid="00156df7"/>
    </style:style>
    <style:style style:name="P2" style:family="paragraph" style:parent-style-name="Table_20_Contents">
      <style:text-properties fo:font-weight="bold" officeooo:rsid="00156df7" style:font-weight-asian="bold" style:font-weight-complex="bold"/>
    </style:style>
    <style:style style:name="P3" style:family="paragraph" style:parent-style-name="Table_20_Contents">
      <style:text-properties fo:font-weight="bold" officeooo:rsid="0015dc3c" officeooo:paragraph-rsid="0015dc3c" style:font-weight-asian="bold" style:font-weight-complex="bold"/>
    </style:style>
    <style:style style:name="P4" style:family="paragraph" style:parent-style-name="Table_20_Contents">
      <style:text-properties officeooo:rsid="0015dc3c" officeooo:paragraph-rsid="0015dc3c"/>
    </style:style>
    <style:style style:name="P5" style:family="paragraph" style:parent-style-name="Table_20_Contents">
      <style:text-properties officeooo:rsid="0017a63e"/>
    </style:style>
    <style:style style:name="P6" style:family="paragraph" style:parent-style-name="Table_20_Contents">
      <style:text-properties officeooo:rsid="001899e6" officeooo:paragraph-rsid="001899e6"/>
    </style:style>
    <style:style style:name="P7" style:family="paragraph" style:parent-style-name="Table_20_Contents">
      <style:text-properties officeooo:rsid="0019c7ec" officeooo:paragraph-rsid="0019c7ec"/>
    </style:style>
    <style:style style:name="P8" style:family="paragraph" style:parent-style-name="Table_20_Contents">
      <style:text-properties officeooo:rsid="001a424f" officeooo:paragraph-rsid="001a424f"/>
    </style:style>
    <style:style style:name="P9" style:family="paragraph" style:parent-style-name="Table_20_Contents">
      <style:text-properties officeooo:rsid="001bbf2d" officeooo:paragraph-rsid="001bbf2d"/>
    </style:style>
    <style:style style:name="P10" style:family="paragraph" style:parent-style-name="Standard">
      <style:text-properties officeooo:rsid="000e3ede" officeooo:paragraph-rsid="000e3ede"/>
    </style:style>
    <style:style style:name="P11" style:family="paragraph" style:parent-style-name="Standard">
      <style:paragraph-properties fo:text-align="center" style:justify-single-word="false"/>
      <style:text-properties officeooo:rsid="000e3ede" officeooo:paragraph-rsid="000e3ede"/>
    </style:style>
    <style:style style:name="P12" style:family="paragraph" style:parent-style-name="Standard">
      <style:text-properties fo:font-style="italic" officeooo:rsid="000e3ede" officeooo:paragraph-rsid="000e3ede" style:font-style-asian="italic" style:font-style-complex="italic"/>
    </style:style>
    <style:style style:name="P13" style:family="paragraph" style:parent-style-name="Standard">
      <style:text-properties officeooo:rsid="000f8664" officeooo:paragraph-rsid="000f8664"/>
    </style:style>
    <style:style style:name="P14" style:family="paragraph" style:parent-style-name="Standard">
      <style:text-properties officeooo:rsid="000f8fa2" officeooo:paragraph-rsid="000f8fa2"/>
    </style:style>
    <style:style style:name="P15" style:family="paragraph" style:parent-style-name="Standard">
      <style:text-properties officeooo:rsid="000feee3" officeooo:paragraph-rsid="000f8fa2"/>
    </style:style>
    <style:style style:name="P16" style:family="paragraph" style:parent-style-name="Standard">
      <style:text-properties officeooo:rsid="000feee3" officeooo:paragraph-rsid="00135711"/>
    </style:style>
    <style:style style:name="P17" style:family="paragraph" style:parent-style-name="Standard">
      <style:text-properties officeooo:rsid="000feee3" officeooo:paragraph-rsid="0015dc3c"/>
    </style:style>
    <style:style style:name="P18" style:family="paragraph" style:parent-style-name="Standard">
      <style:text-properties officeooo:rsid="000feee3" officeooo:paragraph-rsid="0017a63e"/>
    </style:style>
    <style:style style:name="P19" style:family="paragraph" style:parent-style-name="Standard">
      <style:text-properties officeooo:rsid="000feee3" officeooo:paragraph-rsid="001899e6"/>
    </style:style>
    <style:style style:name="P20" style:family="paragraph" style:parent-style-name="Standard">
      <style:text-properties officeooo:rsid="000feee3" officeooo:paragraph-rsid="0019c7ec"/>
    </style:style>
    <style:style style:name="P21" style:family="paragraph" style:parent-style-name="Standard">
      <style:text-properties officeooo:rsid="000feee3" officeooo:paragraph-rsid="001a424f"/>
    </style:style>
    <style:style style:name="P22" style:family="paragraph" style:parent-style-name="Standard">
      <style:text-properties officeooo:rsid="000feee3" officeooo:paragraph-rsid="001bbf2d"/>
    </style:style>
    <style:style style:name="P23" style:family="paragraph" style:parent-style-name="Standard">
      <style:text-properties officeooo:rsid="00103606" officeooo:paragraph-rsid="00103606"/>
    </style:style>
    <style:style style:name="P24" style:family="paragraph" style:parent-style-name="Standard">
      <style:text-properties officeooo:rsid="001206e1" officeooo:paragraph-rsid="001206e1"/>
    </style:style>
    <style:style style:name="P25" style:family="paragraph" style:parent-style-name="Standard">
      <style:text-properties officeooo:rsid="00135711" officeooo:paragraph-rsid="00135711"/>
    </style:style>
    <style:style style:name="P26" style:family="paragraph" style:parent-style-name="Standard">
      <style:text-properties officeooo:rsid="00156df7" officeooo:paragraph-rsid="00156df7"/>
    </style:style>
    <style:style style:name="P27" style:family="paragraph" style:parent-style-name="Standard">
      <style:text-properties officeooo:rsid="0015dc3c" officeooo:paragraph-rsid="0015dc3c"/>
    </style:style>
    <style:style style:name="P28" style:family="paragraph" style:parent-style-name="Standard">
      <style:text-properties officeooo:rsid="001bbf2d" officeooo:paragraph-rsid="001bbf2d"/>
    </style:style>
    <style:style style:name="P29" style:family="paragraph" style:parent-style-name="Standard">
      <style:text-properties officeooo:rsid="001d4c01" officeooo:paragraph-rsid="001d4c01"/>
    </style:style>
    <style:style style:name="P30" style:family="paragraph" style:parent-style-name="Standard">
      <style:text-properties officeooo:rsid="001dc54c" officeooo:paragraph-rsid="001dc54c"/>
    </style:style>
    <style:style style:name="P31" style:family="paragraph" style:parent-style-name="Standard">
      <style:text-properties officeooo:rsid="001dc54c" officeooo:paragraph-rsid="0023b2bc"/>
    </style:style>
    <style:style style:name="P32" style:family="paragraph" style:parent-style-name="Standard">
      <style:text-properties officeooo:rsid="0022c356" officeooo:paragraph-rsid="0022c356"/>
    </style:style>
    <style:style style:name="P33" style:family="paragraph" style:parent-style-name="Standard" style:list-style-name="L1">
      <style:text-properties officeooo:rsid="0022c356" officeooo:paragraph-rsid="0022c356"/>
    </style:style>
    <style:style style:name="P34" style:family="paragraph" style:parent-style-name="Standard" style:list-style-name="L1">
      <style:text-properties officeooo:rsid="0023b2bc" officeooo:paragraph-rsid="0023b2bc"/>
    </style:style>
    <style:style style:name="P35" style:family="paragraph" style:parent-style-name="Standard" style:list-style-name="L1">
      <style:text-properties officeooo:rsid="0023b2bc" officeooo:paragraph-rsid="0024f420"/>
    </style:style>
    <style:style style:name="P36" style:family="paragraph" style:parent-style-name="Standard">
      <style:text-properties officeooo:rsid="0023b2bc" officeooo:paragraph-rsid="0023b2bc"/>
    </style:style>
    <style:style style:name="T1" style:family="text">
      <style:text-properties officeooo:rsid="000f8664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f8fa2"/>
    </style:style>
    <style:style style:name="T4" style:family="text">
      <style:text-properties officeooo:rsid="000feee3"/>
    </style:style>
    <style:style style:name="T5" style:family="text">
      <style:text-properties officeooo:rsid="00103606"/>
    </style:style>
    <style:style style:name="T6" style:family="text">
      <style:text-properties officeooo:rsid="001206e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bf2d" style:font-weight-asian="bold" style:font-weight-complex="bold"/>
    </style:style>
    <style:style style:name="T9" style:family="text">
      <style:text-properties officeooo:rsid="00135711"/>
    </style:style>
    <style:style style:name="T10" style:family="text">
      <style:text-properties officeooo:rsid="0013f52d"/>
    </style:style>
    <style:style style:name="T11" style:family="text">
      <style:text-properties officeooo:rsid="00156df7"/>
    </style:style>
    <style:style style:name="T12" style:family="text">
      <style:text-properties officeooo:rsid="0015dc3c"/>
    </style:style>
    <style:style style:name="T13" style:family="text">
      <style:text-properties officeooo:rsid="0017a63e"/>
    </style:style>
    <style:style style:name="T14" style:family="text">
      <style:text-properties officeooo:rsid="001899e6"/>
    </style:style>
    <style:style style:name="T15" style:family="text">
      <style:text-properties officeooo:rsid="0019c7ec"/>
    </style:style>
    <style:style style:name="T16" style:family="text">
      <style:text-properties officeooo:rsid="001a424f"/>
    </style:style>
    <style:style style:name="T17" style:family="text">
      <style:text-properties officeooo:rsid="001bbf2d"/>
    </style:style>
    <style:style style:name="T18" style:family="text">
      <style:text-properties officeooo:rsid="001e34f7"/>
    </style:style>
    <style:style style:name="T19" style:family="text">
      <style:text-properties officeooo:rsid="0021663a"/>
    </style:style>
    <style:style style:name="T20" style:family="text">
      <style:text-properties officeooo:rsid="0022c356"/>
    </style:style>
    <style:style style:name="T21" style:family="text">
      <style:text-properties officeooo:rsid="0023b2bc"/>
    </style:style>
    <style:style style:name="T22" style:family="text">
      <style:text-properties officeooo:rsid="0024f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8">Semi</text:span> Tally <text:span text:style-name="T18">Numerical System</text:span></text:p>
      <text:p text:style-name="P11">by Sven Nilsen, 2020</text:p>
      <text:p text:style-name="P10"/>
      <text:p text:style-name="P12">In this paper I <text:span text:style-name="T10">present</text:span> a numeral system that <text:span text:style-name="T19">is</text:span> <text:span text:style-name="T18">semi</text:span> tally with <text:span text:style-name="T19">canonization symbols `01248g`</text:span>.</text:p>
      <text:p text:style-name="P10"/>
      <text:p text:style-name="P10">Tally marks is a unary numeral system <text:span text:style-name="T1">that groups numbers into five:</text:span></text:p>
      <text:p text:style-name="P10"/>
      <text:p text:style-name="P10"><text:tab/>I II III IIII <text:span text:style-name="T2">IIII</text:span></text:p>
      <text:p text:style-name="P10"/>
      <text:p text:style-name="P13">The benefit of tally marks is that the order does not matter, making them ideal for counting on write-only mediums. However, suppose that one is not just counting one by one, but also building on communicated numbers. Also, the medium could be read-write for visual addition or subtraction.</text:p>
      <text:p text:style-name="P13"/>
      <text:p text:style-name="P13"><text:span text:style-name="T18">I</text:span>t makes sense to reuse existing symbols from the decimal system:</text:p>
      <text:p text:style-name="P13"/>
      <text:p text:style-name="P13"><text:tab/><text:span text:style-name="T7">n<text:tab/></text:span><text:span text:style-name="T8">ceil</text:span><text:span text:style-name="T7">(n/2)</text:span><text:span text:style-name="T8">floor</text:span><text:span text:style-name="T7">(n/2)</text:span></text:p>
      <text:p text:style-name="P13"><text:tab/>1<text:tab/><text:span text:style-name="T17">10</text:span></text:p>
      <text:p text:style-name="P13"><text:tab/>2<text:tab/>11</text:p>
      <text:p text:style-name="P13"><text:tab/><text:span text:style-name="T3">3<text:tab/>21</text:span></text:p>
      <text:p text:style-name="P13"><text:tab/>4<text:tab/>22</text:p>
      <text:p text:style-name="P13"><text:tab/><text:span text:style-name="T3">5<text:tab/>32</text:span></text:p>
      <text:p text:style-name="P13"><text:tab/>6<text:tab/>33</text:p>
      <text:p text:style-name="P13"><text:tab/><text:span text:style-name="T3">7<text:tab/>43</text:span></text:p>
      <text:p text:style-name="P13"><text:tab/>8<text:tab/>44</text:p>
      <text:p text:style-name="P13"><text:tab/><text:span text:style-name="T3">9<text:tab/>54</text:span></text:p>
      <text:p text:style-name="P13"/>
      <text:p text:style-name="P14">The numbers 1-9 are compatible with the decimal system.</text:p>
      <text:p text:style-name="P13"/>
      <text:p text:style-name="P14">Each number has a canonical split form which divides the sum as close as possible into two equal parts, with the greater value being ordered first.</text:p>
      <text:p text:style-name="P13"/>
      <text:p text:style-name="P14">Taking inspiration from the hexadecimal system, <text:span text:style-name="T5">one can generalize to include the entire alphabeth</text:span>:</text:p>
      <text:p text:style-name="P14"/>
      <text:p text:style-name="P14"><text:tab/>a<text:tab/>55<text:tab/><text:span text:style-name="T4">= 10<text:tab/><text:tab/><text:tab/>n<text:tab/>cb<text:tab/>= 23</text:span></text:p>
      <text:p text:style-name="P14"><text:tab/>b<text:tab/>65<text:tab/><text:span text:style-name="T4">= 11<text:tab/><text:tab/><text:tab/>o<text:tab/>cc<text:tab/>= 24</text:span></text:p>
      <text:p text:style-name="P14"><text:tab/>c<text:tab/>66<text:tab/><text:span text:style-name="T4">= 12<text:tab/><text:tab/><text:tab/>p<text:tab/>dc<text:tab/>= 25</text:span></text:p>
      <text:p text:style-name="P14"><text:tab/>d<text:tab/>76<text:tab/><text:span text:style-name="T4">= 13<text:tab/><text:tab/><text:tab/>q<text:tab/>dd<text:tab/>= 26</text:span></text:p>
      <text:p text:style-name="P14"><text:tab/>e<text:tab/>77<text:tab/><text:span text:style-name="T4">= 14<text:tab/><text:tab/><text:tab/>r<text:tab/>ed<text:tab/>= 27</text:span></text:p>
      <text:p text:style-name="P14"><text:tab/>f<text:tab/>87<text:span text:style-name="T4"><text:tab/>= 15<text:tab/><text:tab/><text:tab/>s<text:tab/>ee<text:tab/>= 28</text:span></text:p>
      <text:p text:style-name="P14"><text:tab/>g<text:tab/>88<text:tab/><text:span text:style-name="T4">= 16<text:tab/><text:tab/><text:tab/>t<text:tab/>fe<text:tab/>= 29</text:span></text:p>
      <text:p text:style-name="P15"><text:tab/>h<text:tab/>98<text:tab/>= 17<text:tab/><text:tab/><text:tab/><text:span text:style-name="T5">u<text:tab/>ff<text:tab/>= 30</text:span></text:p>
      <text:p text:style-name="P15"><text:tab/>i <text:tab/>99<text:tab/>= 18<text:tab/><text:tab/><text:tab/><text:span text:style-name="T5">v<text:tab/>gf<text:tab/>= 31</text:span></text:p>
      <text:p text:style-name="P15"><text:tab/>j<text:tab/>a9<text:tab/>= 19<text:tab/><text:tab/><text:tab/><text:span text:style-name="T5">w<text:tab/>gg<text:tab/>= 32</text:span></text:p>
      <text:p text:style-name="P15"><text:tab/>k<text:tab/>aa<text:tab/>= 20<text:tab/><text:tab/><text:tab/><text:span text:style-name="T5">x<text:tab/>hg<text:tab/>= 33</text:span></text:p>
      <text:p text:style-name="P15"><text:tab/>l<text:tab/>ba<text:tab/>= 21<text:tab/><text:tab/><text:tab/><text:span text:style-name="T5">y<text:tab/>hh<text:tab/>= 34</text:span></text:p>
      <text:p text:style-name="P15"><text:tab/>m<text:tab/>bb<text:tab/>= 22<text:tab/><text:tab/><text:tab/><text:span text:style-name="T5">z<text:tab/>ih<text:tab/>= 35</text:span></text:p>
      <text:p text:style-name="P23"><text:soft-page-break/>One property of this numeral system, is that there is an easy algorithm for canonizing <text:span text:style-name="T6">using 6 symbols</text:span>:</text:p>
      <text:p text:style-name="P15"/>
      <text:p text:style-name="P15"><text:tab/><text:span text:style-name="T6">1 2 4 8 g w</text:span></text:p>
      <text:p text:style-name="P15"/>
      <text:p text:style-name="P24">To canonize a number, one splits <text:span text:style-name="T9">repeatedly into the 6 symbols:</text:span></text:p>
      <text:p text:style-name="P15"/>
      <text:p text:style-name="P15"><text:tab/><text:span text:style-name="T5">sven</text:span></text:p>
      <text:p text:style-name="P16"><text:tab/><text:span text:style-name="T9">421421421421g8421421421212121212121212</text:span></text:p>
      <text:p text:style-name="P16"/>
      <text:p text:style-name="P25">Order the symbols from high to low:</text:p>
      <text:p text:style-name="P16"/>
      <text:p text:style-name="P16"><text:tab/><text:span text:style-name="T9">g8444444422222222222222211111111111111</text:span></text:p>
      <text:p text:style-name="P16"/>
      <text:p text:style-name="P25">Merge to get the canonical form:</text:p>
      <text:p text:style-name="P16"/>
      <text:p text:style-name="P16"><text:tab/><text:span text:style-name="T9">www</text:span></text:p>
      <text:p text:style-name="P16"/>
      <text:p text:style-name="P26">Therefore:</text:p>
      <text:p text:style-name="P16"/>
      <text:p text:style-name="P16"><text:tab/><text:span text:style-name="T11">sven = www</text:span></text:p>
      <text:p text:style-name="P16"/>
      <text:p text:style-name="P27">The symbol `w` can be converted into `1` with space <text:span text:style-name="T13">as separator, using `0` if there are none:</text:span></text:p>
      <text:p text:style-name="P27"/>
      <text:p text:style-name="P27"><text:tab/>www = 111 0 = 21 0</text:p>
      <text:p text:style-name="P16"/>
      <text:p text:style-name="P26">Since any word or sentence can be converted into the canonical form, one can use this as a simple hash.</text:p>
      <text:p text:style-name="P27"><text:span text:style-name="T13">On</text:span>e can also easily convert <text:span text:style-name="T13">back and forth from</text:span> split tally marks to <text:span text:style-name="T13">a </text:span>binary hash. <text:span text:style-name="T13">This gives a grouping of 5 symbols padded with zeroes, which nicely continues the 5 alignment from tally numbers.</text:span></text:p>
      <text:p text:style-name="P29">As a consequence, this numerical system also has a natural associated one-hand sign language.</text:p>
      <text:p text:style-name="P29"/>
      <text:p text:style-name="P29">Some example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Word</text:p>
          </table:table-cell>
          <table:table-cell table:style-name="Table1.A1" office:value-type="string">
            <text:p text:style-name="P3"><text:span text:style-name="T15">Canonical Semi</text:span> Tally Marks</text:p>
          </table:table-cell>
          <table:table-cell table:style-name="Table1.C1" office:value-type="string">
            <text:p text:style-name="P3">Binary <text:span text:style-name="T16">Format</text:span></text:p>
          </table:table-cell>
        </table:table-row>
        <table:table-row>
          <table:table-cell table:style-name="Table1.A2" office:value-type="string">
            <text:p text:style-name="P1">merge</text:p>
          </table:table-cell>
          <table:table-cell table:style-name="Table1.A2" office:value-type="string">
            <text:p text:style-name="P1"><text:span text:style-name="T12">2 </text:span>g841</text:p>
          </table:table-cell>
          <table:table-cell table:style-name="Table1.C2" office:value-type="string">
            <text:p text:style-name="P4"><text:span text:style-name="T16">000</text:span>10 11101</text:p>
          </table:table-cell>
        </table:table-row>
        <table:table-row>
          <table:table-cell table:style-name="Table1.A2" office:value-type="string">
            <text:p text:style-name="P1">independence</text:p>
          </table:table-cell>
          <table:table-cell table:style-name="Table1.A2" office:value-type="string">
            <text:p text:style-name="P17"><text:span text:style-name="T12">42 842</text:span></text:p>
          </table:table-cell>
          <table:table-cell table:style-name="Table1.C2" office:value-type="string">
            <text:p text:style-name="P17"><text:span text:style-name="T16">01001 01110</text:span></text:p>
          </table:table-cell>
        </table:table-row>
        <table:table-row>
          <table:table-cell table:style-name="Table1.A2" office:value-type="string">
            <text:p text:style-name="P5">articulate</text:p>
          </table:table-cell>
          <table:table-cell table:style-name="Table1.A2" office:value-type="string">
            <text:p text:style-name="P18"><text:span text:style-name="T13">42 8</text:span></text:p>
          </table:table-cell>
          <table:table-cell table:style-name="Table1.C2" office:value-type="string">
            <text:p text:style-name="P6"><text:span text:style-name="T16">00</text:span>110 <text:span text:style-name="T19">010</text:span>00</text:p>
          </table:table-cell>
        </table:table-row>
        <table:table-row>
          <table:table-cell table:style-name="Table1.A2" office:value-type="string">
            <text:p text:style-name="P6">tradition</text:p>
          </table:table-cell>
          <table:table-cell table:style-name="Table1.A2" office:value-type="string">
            <text:p text:style-name="P19"><text:span text:style-name="T14">41 g8421</text:span></text:p>
          </table:table-cell>
          <table:table-cell table:style-name="Table1.C2" office:value-type="string">
            <text:p text:style-name="P6"><text:span text:style-name="T16">00</text:span>101 11111</text:p>
          </table:table-cell>
        </table:table-row>
        <table:table-row>
          <table:table-cell table:style-name="Table1.A2" office:value-type="string">
            <text:p text:style-name="P7">sentence</text:p>
          </table:table-cell>
          <table:table-cell table:style-name="Table1.A2" office:value-type="string">
            <text:p text:style-name="P20"><text:span text:style-name="T15">4 g841</text:span></text:p>
          </table:table-cell>
          <table:table-cell table:style-name="Table1.C2" office:value-type="string">
            <text:p text:style-name="P7"><text:span text:style-name="T16">00</text:span>100 11101</text:p>
          </table:table-cell>
        </table:table-row>
        <table:table-row>
          <table:table-cell table:style-name="Table1.A2" office:value-type="string">
            <text:p text:style-name="P7">million</text:p>
          </table:table-cell>
          <table:table-cell table:style-name="Table1.A2" office:value-type="string">
            <text:p text:style-name="P20"><text:span text:style-name="T15">4 g21</text:span></text:p>
          </table:table-cell>
          <table:table-cell table:style-name="Table1.C2" office:value-type="string">
            <text:p text:style-name="P7"><text:span text:style-name="T16">00</text:span>100 <text:span text:style-name="T16">10011</text:span></text:p>
          </table:table-cell>
        </table:table-row>
        <table:table-row>
          <table:table-cell table:style-name="Table1.A2" office:value-type="string">
            <text:p text:style-name="P8">future</text:p>
          </table:table-cell>
          <table:table-cell table:style-name="Table1.A2" office:value-type="string">
            <text:p text:style-name="P21"><text:span text:style-name="T16">4 g1</text:span></text:p>
          </table:table-cell>
          <table:table-cell table:style-name="Table1.C2" office:value-type="string">
            <text:p text:style-name="P8">00100 <text:span text:style-name="T19">1</text:span>00<text:span text:style-name="T19">00</text:span></text:p>
          </table:table-cell>
        </table:table-row>
        <table:table-row table:style-name="Table1.9">
          <table:table-cell table:style-name="Table1.A2" office:value-type="string">
            <text:p text:style-name="P9">incredible</text:p>
          </table:table-cell>
          <table:table-cell table:style-name="Table1.A2" office:value-type="string">
            <text:p text:style-name="P22"><text:span text:style-name="T17">41 821</text:span></text:p>
          </table:table-cell>
          <table:table-cell table:style-name="Table1.C2" office:value-type="string">
            <text:p text:style-name="P9">0010<text:span text:style-name="T20">1</text:span> 010<text:span text:style-name="T20">11</text:span></text:p>
          </table:table-cell>
        </table:table-row>
        <table:table-row>
          <table:table-cell table:style-name="Table1.A2" office:value-type="string">
            <text:p text:style-name="P9">minute</text:p>
          </table:table-cell>
          <table:table-cell table:style-name="Table1.A2" office:value-type="string">
            <text:p text:style-name="P28">4 <text:span text:style-name="T20">8</text:span></text:p>
          </table:table-cell>
          <table:table-cell table:style-name="Table1.C2" office:value-type="string">
            <text:p text:style-name="P9">00100 0<text:span text:style-name="T20">1</text:span>0<text:span text:style-name="T20">0</text:span>0</text:p>
          </table:table-cell>
        </table:table-row>
        <table:table-row>
          <table:table-cell table:style-name="Table1.A2" office:value-type="string">
            <text:p text:style-name="P9">hour</text:p>
          </table:table-cell>
          <table:table-cell table:style-name="Table1.A2" office:value-type="string">
            <text:p text:style-name="P28">21 2</text:p>
          </table:table-cell>
          <table:table-cell table:style-name="Table1.C2" office:value-type="string">
            <text:p text:style-name="P9">00011 00011</text:p>
          </table:table-cell>
        </table:table-row>
      </table:table>
      <text:p text:style-name="P16"/>
      <text:p text:style-name="P30"><text:soft-page-break/>Since canonicalization is strongly normalizing, one can improve effiency by memorizing the canonical form of letters, words and small sentences. Common expressions can improve communication.</text:p>
      <text:p text:style-name="P30"/>
      <text:p text:style-name="P30">Here is the English alphabeth, <text:span text:style-name="T20">which is easy to construct by starting at `a = 82`</text:span>:</text:p>
      <text:p text:style-name="P30"/>
      <text:p text:style-name="P30"><text:tab/>a<text:tab/>82</text:p>
      <text:p text:style-name="P30"><text:tab/>b<text:tab/>821</text:p>
      <text:p text:style-name="P30"><text:tab/>c<text:tab/>84</text:p>
      <text:p text:style-name="P30"><text:tab/>d<text:tab/>841</text:p>
      <text:p text:style-name="P30"><text:tab/>e<text:tab/>84<text:span text:style-name="T18">2</text:span></text:p>
      <text:p text:style-name="P30"><text:tab/><text:span text:style-name="T18">f<text:tab/>8421</text:span></text:p>
      <text:p text:style-name="P30"><text:tab/><text:span text:style-name="T18">g<text:tab/>g</text:span></text:p>
      <text:p text:style-name="P30"><text:tab/><text:span text:style-name="T18">h<text:tab/>g1</text:span></text:p>
      <text:p text:style-name="P30"><text:tab/><text:span text:style-name="T18">i<text:tab/>g2</text:span></text:p>
      <text:p text:style-name="P30"><text:tab/><text:span text:style-name="T18">j<text:tab/>g21</text:span></text:p>
      <text:p text:style-name="P30"><text:tab/><text:span text:style-name="T18">k<text:tab/>g4</text:span></text:p>
      <text:p text:style-name="P30"><text:tab/><text:span text:style-name="T18">l<text:tab/>g41</text:span></text:p>
      <text:p text:style-name="P30"><text:tab/><text:span text:style-name="T18">m<text:tab/>g42</text:span></text:p>
      <text:p text:style-name="P30"><text:tab/><text:span text:style-name="T18">n<text:tab/>g421</text:span></text:p>
      <text:p text:style-name="P30"><text:tab/><text:span text:style-name="T18">o<text:tab/>g8</text:span></text:p>
      <text:p text:style-name="P30"><text:tab/><text:span text:style-name="T18">p<text:tab/>g81</text:span></text:p>
      <text:p text:style-name="P30"><text:tab/><text:span text:style-name="T18">q<text:tab/>g82</text:span></text:p>
      <text:p text:style-name="P30"><text:tab/><text:span text:style-name="T18">r<text:tab/>g821</text:span></text:p>
      <text:p text:style-name="P30"><text:tab/><text:span text:style-name="T18">s<text:tab/>g84</text:span></text:p>
      <text:p text:style-name="P30"><text:tab/><text:span text:style-name="T18">t<text:tab/>g841</text:span></text:p>
      <text:p text:style-name="P30"><text:tab/><text:span text:style-name="T18">u<text:tab/>g842</text:span></text:p>
      <text:p text:style-name="P30"><text:tab/><text:span text:style-name="T18">v<text:tab/>g8421</text:span></text:p>
      <text:p text:style-name="P30"><text:tab/><text:span text:style-name="T18">w<text:tab/>w</text:span></text:p>
      <text:p text:style-name="P30"><text:tab/><text:span text:style-name="T18">x<text:tab/>w1</text:span></text:p>
      <text:p text:style-name="P30"><text:tab/><text:span text:style-name="T18">y<text:tab/>w2</text:span></text:p>
      <text:p text:style-name="P30"><text:tab/><text:span text:style-name="T18">z<text:tab/>w21</text:span></text:p>
      <text:p text:style-name="P30"/>
      <text:p text:style-name="P36">When adding numbers, one can concatenate the groups and simplify:</text:p>
      <text:p text:style-name="P30"/>
      <text:p text:style-name="P30"><text:tab/><text:span text:style-name="T21">g42 821 g421 + 42 0 81 = g4242 821 g42181 = g84 84 0</text:span></text:p>
      <text:p text:style-name="P30"/>
      <text:p text:style-name="P36">Similarly, when subtracting numbers, one can remove symbols <text:span text:style-name="T22">or</text:span> use <text:span text:style-name="T22">minus sign before simplifying:</text:span></text:p>
      <text:p text:style-name="P30"/>
      <text:p text:style-name="P31"><text:tab/> <text:span text:style-name="T21">g42 821 g421 - 42 0 81 = g 821 g-842 = g 821 842</text:span></text:p>
      <text:p text:style-name="P30"/>
      <text:p text:style-name="P32">Summary:</text:p>
      <text:p text:style-name="P32"/>
      <text:list xml:id="list3406437144001296963" text:style-name="L1">
        <text:list-item>
          <text:p text:style-name="P33">Semi-tally, compatible with <text:span text:style-name="T21">unary number systems and </text:span>tally numbers</text:p>
        </text:list-item>
        <text:list-item>
          <text:p text:style-name="P34">Compatible with decimals <text:span text:style-name="T22">in range </text:span>`0-9`</text:p>
        </text:list-item>
        <text:list-item>
          <text:p text:style-name="P34">Easy to translate to binary and hexadecimal number systems from canonical form</text:p>
        </text:list-item>
        <text:list-item>
          <text:p text:style-name="P35">Strongly normalizing to canonical form</text:p>
        </text:list-item>
        <text:list-item>
          <text:p text:style-name="P35">English <text:span text:style-name="T22">letters, </text:span>words and sentences have an associated numerical has<text:span text:style-name="T22">h</text:span></text:p>
        </text:list-item>
        <text:list-item>
          <text:p text:style-name="P34">Addition and subtraction <text:span text:style-name="T22">is very effici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4:24:12.328123000</meta:creation-date>
    <dc:date>2020-06-24T21:47:08.552865000</dc:date>
    <meta:editing-duration>PT3M41S</meta:editing-duration>
    <meta:editing-cycles>1</meta:editing-cycles>
    <meta:document-statistic meta:table-count="1" meta:image-count="0" meta:object-count="0" meta:page-count="3" meta:paragraph-count="122" meta:word-count="684" meta:character-count="3429" meta:non-whitespace-character-count="2786"/>
    <meta:generator>LibreOffice/5.1.2.2$MacOSX_X86_64 LibreOffice_project/d3bf12ecb743fc0d20e0be0c58ca359301eb705f</meta:generator>
  </office:meta>
</office:document-meta>
</file>